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P1" style:family="paragraph" style:parent-style-name="Standard">
      <style:text-properties fo:font-size="16pt" officeooo:rsid="000b84e6" officeooo:paragraph-rsid="000b84e6" style:font-size-asian="16pt" style:font-size-complex="16pt"/>
    </style:style>
    <style:style style:name="P2" style:family="paragraph" style:parent-style-name="Standard">
      <style:text-properties fo:font-size="16pt" officeooo:rsid="000cfe34" officeooo:paragraph-rsid="000cfe34" style:font-size-asian="16pt" style:font-size-complex="16pt"/>
    </style:style>
    <style:style style:name="P3" style:family="paragraph" style:parent-style-name="Standard">
      <style:text-properties fo:font-size="16pt" officeooo:rsid="000d3014" officeooo:paragraph-rsid="000d3014" style:font-size-asian="16pt" style:font-size-complex="16pt"/>
    </style:style>
    <style:style style:name="P4" style:family="paragraph" style:parent-style-name="Standard" style:list-style-name="L1">
      <style:text-properties fo:font-size="16pt" officeooo:rsid="0011153b" officeooo:paragraph-rsid="0011153b" style:font-size-asian="16pt" style:font-size-complex="16pt"/>
    </style:style>
    <style:style style:name="P5" style:family="paragraph" style:parent-style-name="Standard" style:list-style-name="L1">
      <style:text-properties fo:font-size="16pt" officeooo:rsid="00123e13" officeooo:paragraph-rsid="00123e13" style:font-size-asian="16pt" style:font-size-complex="16pt"/>
    </style:style>
    <style:style style:name="P6" style:family="paragraph" style:parent-style-name="Standard">
      <style:text-properties fo:font-size="16pt" officeooo:rsid="000cfe34" officeooo:paragraph-rsid="000cfe34" style:font-size-asian="16pt" style:font-size-complex="16pt"/>
    </style:style>
    <style:style style:name="P7" style:family="paragraph" style:parent-style-name="Standard" style:list-style-name="L1">
      <style:paragraph-properties fo:text-align="start" style:justify-single-word="false"/>
      <style:text-properties fo:color="#000000" loext:opacity="100%" fo:font-size="16pt" fo:font-weight="normal" officeooo:rsid="000724e0" officeooo:paragraph-rsid="001c0a62" style:font-size-asian="16pt" style:font-weight-asian="normal" style:font-size-complex="16pt" style:font-weight-complex="normal"/>
    </style:style>
    <style:style style:name="P8" style:family="paragraph" style:parent-style-name="Standard" style:list-style-name="L1">
      <style:paragraph-properties fo:text-align="start" style:justify-single-word="false"/>
      <style:text-properties fo:color="#000000" loext:opacity="100%" fo:font-weight="normal" officeooo:rsid="000724e0" officeooo:paragraph-rsid="001c0a62" style:font-weight-asian="normal" style:font-weight-complex="normal"/>
    </style:style>
    <style:style style:name="P9" style:family="paragraph" style:parent-style-name="Standard" style:list-style-name="L1">
      <style:paragraph-properties fo:text-align="start" style:justify-single-word="false"/>
      <style:text-properties fo:font-variant="normal" fo:text-transform="none" fo:color="#000000" loext:opacity="100%" style:font-name="gg sans" fo:font-size="12pt" fo:letter-spacing="normal" fo:font-style="normal" fo:font-weight="normal" officeooo:rsid="000724e0" officeooo:paragraph-rsid="001c0a62" style:font-weight-asian="normal" style:font-weight-complex="normal"/>
    </style:style>
    <style:style style:name="T1" style:family="text">
      <style:text-properties officeooo:rsid="000cfe34"/>
    </style:style>
    <style:style style:name="T2" style:family="text">
      <style:text-properties officeooo:rsid="0011153b"/>
    </style:style>
    <style:style style:name="T3" style:family="text">
      <style:text-properties officeooo:rsid="00123e13"/>
    </style:style>
    <style:style style:name="T4" style:family="text">
      <style:text-properties fo:font-variant="normal" fo:text-transform="none" style:font-name="gg sans" fo:font-size="12pt" fo:letter-spacing="normal" fo:font-style="normal"/>
    </style:style>
    <style:style style:name="T5" style:family="text">
      <style:text-properties officeooo:rsid="001c0a6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iectul consta intr-o aplicatie web in care se comercializeaza obiecte de colectie. In aplicatie se pot vinde individual obiectele, sau se pot scoate la licitatie. <text:span text:style-name="T1">F</text:span>iecare user va avea un scor de incredere. De <text:s/>asemenea, fiecarui produs ii va fi verificata eligibilitat<text:span text:style-name="T1">ea</text:span>. <text:span text:style-name="T2">In cadrul aplicatiei se vor putea purta discutii in cadrul forumului asignat acesteia.</text:span></text:p>
      <text:p text:style-name="P1"/>
      <text:p text:style-name="P2">Features:</text:p>
      <text:list xml:id="list4284868341" text:style-name="L1">
        <text:list-item>
          <text:p text:style-name="P4">utilizatorul va putea sa vada recenzile vanzatorului inainte de a cumpara un bun. <text:span text:style-name="T3">Sau va putea sa scrie o recenzie vanzatorului de unde a cumparat un produs.</text:span></text:p>
        </text:list-item>
        <text:list-item>
          <text:p text:style-name="P4">utilizatorul va putea vizualiza atat anunturi verificate cat si neverificate, iar decizia de a cumpara va fi a sa. Un admin va certifica eventuala autenticitate a produsului.</text:p>
        </text:list-item>
        <text:list-item>
          <text:p text:style-name="P4">utilizatorul aplicatiei poate fi atat vanzator cat si cumparator. Ca si cumparator acesta poate vinde produse direct la un pret fix, ales de acesta, dar poate si sa scoata produse la licitatie, la un pret de start fixat de acesta. Pretul de vanzare final al produsului scos la licitatie poate fi mai mare datorita ofertelor cumparatorilor.</text:p>
        </text:list-item>
        <text:list-item>
          <text:p text:style-name="P4">utilizatorul va putea pune intrebari, scrie raspunsuri sau sa se informeze, <text:span text:style-name="T3">in cadrul forumului din aplicatie.</text:span></text:p>
        </text:list-item>
        <text:list-item>
          <text:p text:style-name="P5">pe langa, partea de forum, utilizatorul are optiunea de a trimite mesaj direct altui utilizator prin intermediul sectiunii de mesaje directe</text:p>
        </text:list-item>
        <text:list-item>
          <text:p text:style-name="P5">utilizatorul are optiunea de a gasi produsele dorite cu ajutorul instrumentelor de filtrare din cadrul aplicatiei web</text:p>
        </text:list-item>
      </text:list>
      <text:p text:style-name="P2"/>
      <text:p text:style-name="P2"><text:tab/><text:tab/><text:tab/><text:tab/><text:span text:style-name="T5">USER STORIES</text:span></text:p>
      <text:p text:style-name="P2"/>
      <text:list xml:id="list100052244271011" text:continue-numbering="true" text:style-name="L1">
        <text:list-item>
          <text:p text:style-name="P8"><text:span text:style-name="T4">Ca un utilizator care vrea să vândă un produs prin licitație, doresc să pot încărca informații despre produsul meu, să stabilesc prețul de pornire și durata licitației, astfel încât să pot atrage cumpărători interesați și să obțin cel mai bun preț pentru produsul meu.</text:span> </text:p>
        </text:list-item>
        <text:list-item>
          <text:p text:style-name="P8"><text:span text:style-name="T4">Ca un cumpărător care caută un produs specific, doresc să pot căuta și filtra produsele disponibile în funcție de diferite criterii, cum ar fi categorie, preț, locație și starea produsului, pentru a găsi exact ceea ce caut.</text:span> </text:p>
        </text:list-item>
        <text:list-item>
          <text:p text:style-name="P9">Ca un utilizator care vrea să cumpere un produs prin anunț propriu-zis, doresc să pot să încarc informații despre produsul meu, să stabilesc prețul și să îl promovez în cadrul site-ului, astfel încât să îl fac cât mai vizibil pentru potențialii cumpărători. </text:p>
        </text:list-item>
        <text:list-item>
          <text:p text:style-name="P8"><text:span text:style-name="T4">Ca un cumpărător interesat de un produs care este deja disponibil prin anunț propriu-zis, doresc să pot să contactez vânzătorul direct prin intermediul site-</text:span><text:soft-page-break/><text:span text:style-name="T4">ului pentru a discuta detalii despre produs, a negocia prețul și a face tranzacția.</text:span> </text:p>
        </text:list-item>
        <text:list-item>
          <text:p text:style-name="P8"><text:span text:style-name="T4">Ca un utilizator care vinde sau cumpără produse frecvent, doresc să pot să îmi gestionez contul și informațiile despre produsele mele într-un mod ușor și intuitiv, astfel încât să îmi optimizez timpul și să am o experiență de utilizare plăcută.</text:span> </text:p>
        </text:list-item>
        <text:list-item>
          <text:p text:style-name="P8"><text:span text:style-name="T4">Ca un utilizator care are nevoie de ajutor sau are întrebări, doresc să am acces la un sistem de suport și la informații clare despre cum să folosesc site-ul, astfel încât să pot rezolva rapid problemele și să îmi maximizez experiența de utilizare.</text:span> </text:p>
          <text:p text:style-name="P7"/>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6T10:59:03.878935219</meta:creation-date>
    <dc:date>2023-03-27T10:00:51.949000000</dc:date>
    <meta:editing-duration>PT36M46S</meta:editing-duration>
    <meta:editing-cycles>4</meta:editing-cycles>
    <meta:generator>LibreOffice/7.3.2.2$Windows_X86_64 LibreOffice_project/49f2b1bff42cfccbd8f788c8dc32c1c309559be0</meta:generator>
    <meta:document-statistic meta:table-count="0" meta:image-count="0" meta:object-count="0" meta:page-count="2" meta:paragraph-count="16" meta:word-count="478" meta:character-count="2922" meta:non-whitespace-character-count="2461"/>
  </office:meta>
</office:document-meta>
</file>